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vo Bold" svg:font-family="'Arvo Bold', Helvetica, Arial, Lucida, sans-serif"/>
    <style:font-face style:name="Fira Sans" svg:font-family="'Fira Sans', sans-serif"/>
    <style:font-face style:name="Lato" svg:font-family="Lato, sans-serif"/>
    <style:font-face style:name="OpenSymbol" svg:font-family="OpenSymbol"/>
    <style:font-face style:name="Poppins" svg:font-family="Poppins, sans-serif"/>
    <style:font-face style:name="Roboto" svg:font-family="Roboto, 'Segoe UI', Tahoma, sans-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nivers 47 CondensedLight"/>
    </style:style>
    <style:style style:name="P2" style:family="paragraph" style:parent-style-name="Standard">
      <style:text-properties fo:font-variant="normal" fo:text-transform="none" fo:color="#262626" style:font-name="Univers 47 CondensedLight" fo:font-size="12pt" fo:letter-spacing="normal" fo:font-style="normal" fo:font-weight="normal"/>
    </style:style>
    <style:style style:name="P3"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4"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5"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6"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text-properties style:font-name="Univers 47 CondensedLight" fo:language="de" fo:country="DE"/>
    </style:style>
    <style:style style:name="P8" style:family="paragraph" style:parent-style-name="Standard" style:list-style-name="L2">
      <style:text-properties style:font-name="Univers 47 CondensedLight" fo:language="de" fo:country="DE"/>
    </style:style>
    <style:style style:name="P9" style:family="paragraph" style:parent-style-name="Standard">
      <style:paragraph-properties fo:text-align="center" style:justify-single-word="false"/>
      <style:text-properties style:font-name="Univers 47 CondensedLight" fo:language="de" fo:country="DE"/>
    </style:style>
    <style:style style:name="P10" style:family="paragraph" style:parent-style-name="Standard">
      <style:paragraph-properties fo:text-align="justify" style:justify-single-word="false"/>
      <style:text-properties style:font-name="Univers 47 CondensedLight" fo:language="de" fo:country="DE"/>
    </style:style>
    <style:style style:name="P11" style:family="paragraph" style:parent-style-name="Standard">
      <style:text-properties fo:language="de" fo:country="DE"/>
    </style:style>
    <style:style style:name="P12" style:family="paragraph" style:parent-style-name="Standard">
      <style:paragraph-properties fo:break-before="page"/>
      <style:text-properties style:font-name="Univers 47 CondensedLight" fo:language="de" fo:country="DE"/>
    </style:style>
    <style:style style:name="P13" style:family="paragraph" style:parent-style-name="Text_20_body" style:list-style-name="L4">
      <style:paragraph-properties fo:text-align="start" style:justify-single-word="false"/>
      <style:text-properties style:font-name="Univers 47 CondensedLight" fo:language="de" fo:country="DE"/>
    </style:style>
    <style:style style:name="P14" style:family="paragraph" style:parent-style-name="Text_20_body" style:list-style-name="L5">
      <style:paragraph-properties fo:text-align="start" style:justify-single-word="false"/>
      <style:text-properties style:font-name="Univers 47 CondensedLight" fo:language="de" fo:country="DE"/>
    </style:style>
    <style:style style:name="P15" style:family="paragraph" style:parent-style-name="Text_20_body">
      <style:paragraph-properties fo:text-align="justify" style:justify-single-word="false"/>
      <style:text-properties style:font-name="Univers 47 CondensedLight" fo:language="de" fo:country="DE"/>
    </style:style>
    <style:style style:name="P16" style:family="paragraph" style:parent-style-name="Text_20_body">
      <style:text-properties fo:language="de" fo:country="DE"/>
    </style:style>
    <style:style style:name="P17" style:family="paragraph" style:parent-style-name="Text_20_body">
      <style:paragraph-properties fo:text-align="center" style:justify-single-word="false"/>
      <style:text-properties fo:language="de" fo:country="DE"/>
    </style:style>
    <style:style style:name="P18" style:family="paragraph" style:parent-style-name="Text_20_body">
      <style:paragraph-properties fo:text-align="start" style:justify-single-word="false"/>
      <style:text-properties fo:language="de" fo:country="DE"/>
    </style:style>
    <style:style style:name="P19" style:family="paragraph" style:parent-style-name="Text_20_body" style:list-style-name="L5">
      <style:paragraph-properties fo:text-align="start" style:justify-single-word="false"/>
      <style:text-properties fo:language="de" fo:country="DE"/>
    </style:style>
    <style:style style:name="P20" style:family="paragraph" style:parent-style-name="Text_20_body">
      <style:paragraph-properties fo:text-align="justify" style:justify-single-word="false"/>
      <style:text-properties fo:language="de" fo:country="DE"/>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3"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4"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5"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6"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7" style:family="paragraph" style:parent-style-name="Text_20_body" style:master-page-name="">
      <style:paragraph-properties fo:margin-left="0.51cm" fo:margin-right="0cm" fo:margin-top="0cm" fo:margin-bottom="0.212cm" fo:keep-together="auto" fo:hyphenation-ladder-count="no-limit" fo:text-indent="-0.51cm" style:auto-text-indent="false" style:page-number="auto" fo:background-color="transparent" style:shadow="none" fo:keep-with-next="auto">
        <style:tab-stops/>
        <style:background-image/>
      </style:paragraph-properties>
      <style:text-properties fo:hyphenate="true" fo:hyphenation-remain-char-count="2" fo:hyphenation-push-char-count="2"/>
    </style:style>
    <style:style style:name="P28" style:family="paragraph" style:parent-style-name="Text_20_body" style:master-page-name="">
      <style:paragraph-properties fo:margin-left="0.51cm" fo:margin-right="0cm" fo:margin-top="0cm" fo:margin-bottom="0.212cm" fo:text-align="start" style:justify-single-word="false" fo:keep-together="auto" fo:hyphenation-ladder-count="no-limit" fo:text-indent="-0.51cm" style:auto-text-indent="false" style:page-number="auto"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9" style:family="paragraph" style:parent-style-name="Heading_20_2">
      <style:text-properties fo:language="de" fo:country="DE"/>
    </style:style>
    <style:style style:name="P30" style:family="paragraph" style:parent-style-name="Heading_20_2">
      <style:paragraph-properties fo:break-before="page"/>
      <style:text-properties fo:language="de" fo:country="DE"/>
    </style:style>
    <style:style style:name="P31" style:family="paragraph" style:parent-style-name="Heading_20_3">
      <style:text-properties fo:language="de" fo:country="DE"/>
    </style:style>
    <style:style style:name="P32" style:family="paragraph" style:parent-style-name="Heading_20_1">
      <style:paragraph-properties fo:text-align="center" style:justify-single-word="false"/>
      <style:text-properties style:font-name="Univers 47 CondensedLight" fo:language="de" fo:country="DE"/>
    </style:style>
    <style:style style:name="P33"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as geschlechtergerechte Neutrum</text:h>
      <text:h text:style-name="P29" text:outline-level="2">Ausgangslage</text:h>
      <text:p text:style-name="Standard"><text:span text:style-name="T3">Es gibt mittlerweil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GfdS, 2020</text:a><text:span text:style-name="T3">). Derzeit scheint allerdings noch keine Form gefunden, die allgemein akzeptiert ist. Das Feld ist offen für neue, bessere Formen. Es existiert auch kein Gremium, welche eine Form für den Gebrauch als verbindlich festlegt. </text:span></text:p>
      <text:p text:style-name="P11"><text:span text:style-name="T1">Wohl aber haben verschiedene Gremien einen Großteil dieser Möglichkeiten bereits als nicht empfehlenswert beurteilt. Von der GfdS selbst werden nur folgende drei Varianten empfohlen: die Doppelnennung, die Schrägstrichlösung und Ersatzformen. </text:span><text:span text:style-name="T4">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BverfG, 2017</text:a><text:span text:style-name="T4">) ist aber die Sichtweise, es gebe nur zwei Geschlechter, obsolet geworden. </text:span></text:p>
      <text:p text:style-name="P11"><text:span text:style-name="T4">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span></text:p>
      <text:p text:style-name="P4">der oder die Studierende</text:p>
      <text:p text:style-name="P2"><text:span text:style-name="T9">Für die Beurteilung zieht die GfdS die Kriterien des Rates für deutsche Rechtschreibung (RfdR) heran, anhand derer die Eignung einer geschlechtergerechten Sprache gemessen werden kann.</text:span></text:p>
      <text:p text:style-name="P3">Demnach sollte sie</text:p>
      <text:list xml:id="list2535912987444017204" text:style-name="L1">
        <text:list-item>
          <text:p text:style-name="P5">sachlich korrekt sein,</text:p>
        </text:list-item>
        <text:list-item>
          <text:p text:style-name="P5">verständlich und lesbar sein,</text:p>
        </text:list-item>
        <text:list-item>
          <text:p text:style-name="P5">vorlesbar sein (mit Blick auf die Altersentwicklung der Bevölkerung und die Tendenz in den Medien, Texte in vorlesbarer Form zur Verfügung zu stellen,</text:p>
        </text:list-item>
        <text:list-item>
          <text:p text:style-name="P5">Rechtssicherheit und Eindeutigkeit gewährleisten,</text:p>
        </text:list-item>
        <text:list-item>
          <text:p text:style-name="P5">übertragbar sein im Hinblick auf deutschsprachige Länder mit mehreren Amts-und Minderheitensprachen (Schweiz, Bozen-Südtirol, Ostbelgien; aber für regionale Amts- und Minderheitensprachen auch Österreich und Deutschland),</text:p>
        </text:list-item>
        <text:list-item>
          <text:p text:style-name="P5">für die Lesenden bzw. Hörenden die Möglichkeit zur Konzentration auf die wesentlichen Sachverhalte und Kerninformationen sicherstellen.</text:p>
        </text:list-item>
        <text:list-item>
          <text:p text:style-name="P5">Außerdem betont der Rat, dass geschlechtergerechte Schreibung nicht das Erlernen der geschriebenen deutschen Sprache erschweren darf (Lernbarkeit).</text:p>
        </text:list-item>
      </text:list>
      <text:p text:style-name="P3">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hat <text:s/>(<text:a xlink:type="simple" xlink:href="https://www.rechtschreibrat.com/DOX/rfdr_PM_2021-03-26_Geschlechtergerechte_Schreibung.pdf" text:style-name="Internet_20_link" text:visited-style-name="Visited_20_Internet_20_Link">RfdR, 2021</text:a>).</text:p>
      <text:p text:style-name="P7"/>
      <text:p text:style-name="P12">Es darf in der Diskussion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1157377759585098973" text:style-name="L2">
        <text:list-item>
          <text:p text:style-name="P8">Menschen mit Schwierigkeiten bezüglich des Leseverständnisses, z.B. Dyslexie, LRS</text:p>
        </text:list-item>
        <text:list-item>
          <text:p text:style-name="P8">Menschen mit einer Beeinträchtigung des Hörapparats </text:p>
        </text:list-item>
        <text:list-item>
          <text:p text:style-name="P8">Menschen die Deutsch als Fremdsprache erst erlernen</text:p>
        </text:list-item>
        <text:list-item>
          <text:p text:style-name="P8">Menschen mit Sehbehinderung und blinde Menschen, diese sind auf Screenreader angewiesen, welche Texte am Computer in gesprochene Sprache umwandeln oder auf einer Braille-Zeile ausgeben.</text:p>
        </text:list-item>
      </text:list>
      <text:p text:style-name="P7">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7244994884496348953" text:style-name="L3">
        <text:list-item>
          <text:p text:style-name="P6">Mitarbeiter_innen</text:p>
        </text:list-item>
        <text:list-item>
          <text:p text:style-name="P6">Mitarbeiter/-innen</text:p>
        </text:list-item>
        <text:list-item>
          <text:p text:style-name="P6">MitarbeiterInnen</text:p>
        </text:list-item>
        <text:list-item>
          <text:p text:style-name="P6">Mitarbeiter*innen</text:p>
        </text:list-item>
        <text:list-item>
          <text:p text:style-name="P6">Mitarbeiter:innen</text:p>
        </text:list-item>
      </text:list>
      <text:p text:style-name="P1"><text:span text:style-name="T7">ist nicht zu empfehlen. [sic]“ (</text:span><text:a xlink:type="simple" xlink:href="https://www.dbsv.org/gendern.html#gendern" text:style-name="Internet_20_link" text:visited-style-name="Visited_20_Internet_20_Link">DBSV, 2021</text:a><text:span text:style-name="T7">)</text:span></text:p>
      <text:p text:style-name="P3">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und dass Veränderungen nicht Verschlechterungen gegenüber dessen Kriterien darstellen sollten. Somit scheint es empfehlenswert, Eingriffe sehr behutsam vorzunehmen. Die Fülle an gescheiterten Versuchen, die Sprache im Sinne der Geschlechtergerechtigkeit zu reglementieren, macht dies sehr deutlich. In der Folge wird gezeigt, wie eine simple und logische Vorgehensweise zu einem tragfähigen Ansatz bei minimalen Änderungen führt.</text:p>
      <text:h text:style-name="P29" text:outline-level="2"/>
      <text:h text:style-name="P30" text:outline-level="2">Hinführung und Kernregeln</text:h>
      <text:p text:style-name="P7">Im Kern geht es bei der geschlechtergerechten Sprache um das generische Maskulinum, mit dem bislang sämtliche Geschlechter erfasst werden, was aber auch mit dem männlichen Geschlecht assoziiert wird. Es soll ersetzt werden. Wenn nun also das Maskulinum alle Geschlechter außer dem männlichen, das Femininum alle außer dem weiblichen ausschließt, bleibt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und das Geschwister zerschlagen. Diese Begriffe sind geschlechtslos und für jeden Menschen angebracht, ohne irgendein Geschlecht auszuschließen oder abzuwerten. </text:p>
      <text:p text:style-name="P7">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9">der Student, die Studentin</text:p>
      <text:p text:style-name="P7">Das geschlechtergerechte Neutrum kann in den meisten Fällen einfach gebildet werden, indem nicht die zwei Buchstaben „in“ die maskuline Form in die feminine Form überführt, sondern nur das „i“ verwendet wird, und damit eine geschlechtergerechte Zwischenform entsteht:</text:p>
      <text:p text:style-name="P9">das Studenti</text:p>
      <text:p text:style-name="P7">Der Plural wird gebildet, wie im Deutschen für Wörter, die auf a, i, o oder u enden üblich, durch Anfügen eines „s“ gebildet. </text:p>
      <text:p text:style-name="P9">die Studentis</text:p>
      <text:p text:style-name="P10">Der Artikel „die“ für den Plural wird in der Regel nicht mit dem weiblichen Artikel verwechselt, weshalb kein Bedarf zu bestehend scheint, hier ein neues Konstrukt zu entwerfen.</text:p>
      <text:p text:style-name="P10">In manchen Fällen unterscheiden sich die maskuline und die feminine Form durch zusätzliche Umlaute:</text:p>
      <text:p text:style-name="P9">der Arzt, die Ärztin</text:p>
      <text:p text:style-name="P7">Hier kann sowohl aus der maskulinen Form Arzt abgeleitet, oder aus der weiblichen Form auf das geschlechtergerechte Neutrum zurückgeführt werden: </text:p>
      <text:p text:style-name="P9">das Arzti, das Ärzti </text:p>
      <text:p text:style-name="P7">sind gleichbedeutend und können wahlfrei verwendet werden, ebenso wie die Pluralformen </text:p>
      <text:p text:style-name="P9">die Arztis, die Ärztis | die Baueris, die Bäueris</text:p>
      <text:p text:style-name="P10">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9">der Vorsitzende, die Vorsitzende → <text:s/>das Vorsitzendi</text:p>
      <text:p text:style-name="P10">Für Personenbezeichnungen mit der Endung „ling“ gibt es keine weibliche Form (mehr), hier versagen die derzeit verwendeten Formen geschlechtergerechter Schreibung. Das geschlechtergerechte Neutrum bietet durch die Konsequente Endung „i“ auch hierfür eine Lösung:</text:p>
      <text:p text:style-name="P9">Liebling, Prüfling, Häftling → Liebli, Prüfli, Häftli</text:p>
      <text:p text:style-name="P7">Damit sind die Kernregeln für das geschlechtergerechte Neutrum bereits dargestellt.</text:p>
      <text:h text:style-name="P30" text:outline-level="2">Vorangegangene Arbeiten</text:h>
      <text:h text:style-name="P31" text:outline-level="3">Luise Pusch</text:h>
      <text:p text:style-name="Text_20_body"><text:span text:style-name="T3">Die Begründerin der feministischen Linguistik, Luise Pusch, entwickelte</text:span><text:span text:style-name="T9"> bereits </text:span><text:span text:style-name="T3">1980 Vorschlag, der dem geschlechtergerechten Neutrum schon nahe kommt, nämlich die femininen Wortendungen abzuschaffen und das Neutrum zu nutzen. Hier ein Beispiel aus dem weiter unten genannten Artikel:</text:span></text:p>
      <text:p text:style-name="P16"><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9">Der Einwand, das Femininum könnte 'zu schade' sein, um damit Männer zu bezeichnen, ist ernstzunehmen“ (</text:span><text:a xlink:type="simple" xlink:href="https://www.e-periodica.ch/cntmng?pid=les-002:1987:0::96)" text:style-name="Internet_20_link" text:visited-style-name="Visited_20_Internet_20_Link">Pusch 1987</text:a><text:span text:style-name="T9">).</text:span></text:p>
      <text:p text:style-name="Text_20_body"><text:span text:style-name="T9">Zum Gendersternchen hat Luise Pusch übrigens folgende Meinung: „Und das ist ein Fehler: Männer bekommen damit den Wortstamm und die Frauen wieder bloß die blöde Endung –innen.“ (</text:span><text:a xlink:type="simple" xlink:href="https://www.genderleicht.de/luise-f-pusch-und-der-genderstern/" text:style-name="Internet_20_link" text:visited-style-name="Visited_20_Internet_20_Link"><text:span text:style-name="T5">Olderdissen 2020</text:span></text:a><text:span text:style-name="T9">)</text:span></text:p>
      <text:h text:style-name="P31" text:outline-level="3">Thomas Kronschläger</text:h>
      <text:p text:style-name="P16">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7">das Study, die Studys</text:p>
      <text:p text:style-name="P20">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21"><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21"><text:span text:style-name="T5">Zudem ist das geschlechtergerechten Neutrum leichter gleichberechtigt aus der männlichen oder weiblichen Form im üblichen Sprachfluss abzuleiten, und es muss nicht erst der Wortstamm ermittelt werden, was teilweise schwierig und fehlerträchtig ist.</text:span></text:p>
      <text:h text:style-name="P29" text:outline-level="2"/>
      <text:h text:style-name="P30" text:outline-level="2">Prüfung</text:h>
      <text:p text:style-name="P16">Das geschlechtergerechte Neutrum soll in diesem Abschnitt gegen Beispiele aus der Literatur geprüft werden, die sich mit den Möglichkeiten und Probleme der geschlechtergerechten Sprache beschäftigen.</text:p>
      <text:list xml:id="list2633239818204619566" text:style-name="L4">
        <text:list-item>
          <text:p text:style-name="P13">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7273222788831410754" text:style-name="L5">
        <text:list-item>
          <text:p text:style-name="P19"><text:span text:style-name="T1">Schrägstrichlösung (Kubelik 2016, 10:24)<text:line-break/>Aus einem Deutschbuch für die Unterstufe: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14">Ersatzform Substantivierte Partizipien (GfdS 2020)<text:line-break/>Anders als bei Student (Studierender), lassen sich oft keine Ersatzformen bilden, z.B. für Schüler, Kollege, Autor etc.<text:line-break/>→ <text:s/>Schüleri, Kollegi, Autori</text:p>
        </text:list-item>
        <text:list-item>
          <text:p text:style-name="P14">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19"><text:span text:style-name="T1">„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span></text:p>
        </text:list-item>
        <text:list-item>
          <text:p text:style-name="P19">Beim oben bereits ausgeführten Beispiel (Pusch 1987)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8"><text:soft-page-break/>Zur weiteren Prüfung folgen Beispiele, die das geneigte Leseri bitte selbst nach anderen Methoden in eine geschlechtergerechte Form zu bringen versuchen soll, und die Auflösung mit geschlechtergerechtem Neutrum</text:p>
      <text:list xml:id="list20810228" text:continue-numbering="true" text:style-name="L5">
        <text:list-item>
          <text:p text:style-name="P14">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19">„Wenn in einer Beziehung etwas schief läuft, neigt jeder dazu, den anderen dafür verantwortlich zu machen“ (Kubeli 2015, S.104)<text:line-break/>→ „Wenn in einer Beziehung etwas schief läuft, neigt jedes dazu, das andere dafür verantwortlich zu machen“<text:span text:style-name="T1"> </text:span></text:p>
        </text:list-item>
        <text:list-item>
          <text:p text:style-name="P19"><text:span text:style-name="T1">„In einer Ehe sollen beide Partner gleichberechtigt sein“ (Kubelik 2015, S.105)<text:line-break/>→ „In einer Ehe sollen beide Partneris gleichberechtigt sein“</text:span></text:p>
        </text:list-item>
        <text:list-item>
          <text:p text:style-name="P19"><text:span text:style-name="T1">„Frauen sind die besseren Autofahrer“ (Kubelik 2015, S.105)<text:line-break/>→ „Frauen sind die besseren Autofahreris“</text:span></text:p>
        </text:list-item>
      </text:list>
      <text:h text:style-name="P29" text:outline-level="2">Fazit</text:h>
      <text:p text:style-name="P16">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15">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15">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6">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6">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text:p>
      <text:h text:style-name="P29" text:outline-level="2"><text:soft-page-break/>Quellen</text:h>
      <text:p text:style-name="P28">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23">DBSV (Deutscher Blinden- und Sehbehindertenverband e.V), 2019, <text:s text:c="2"/><text:a xlink:type="simple" xlink:href="https://www.dbsv.org/gendern.html#gendern" text:style-name="Internet_20_link" text:visited-style-name="Visited_20_Internet_20_Link">https://www.dbsv.org/gendern.html#gendern</text:a>, Zugriff 12.5.2021</text:p>
      <text:p text:style-name="P27"><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24">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22">Kubelik, Thomas, „Genug Gegendert“, Projekte Verlag, Rudolstadt, 2015</text:p>
      <text:p text:style-name="P25"><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9">https://www.youtube.com/watch?v=Ri-kVYDTEAk</text:span></text:a><text:span text:style-name="T3">, Zugriff 12.5.2021</text:span></text:p>
      <text:p text:style-name="P26"><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9">https://www.genderleicht.de/luise-f-pusch-und-der-genderstern/</text:span></text:a><text:span text:style-name="T3">, Zugriff 12.5.2021</text:span></text:p>
      <text:p text:style-name="P26"><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9">https://www.e-periodica.ch/cntmng?pid=les-002:1987:0::96</text:span></text:a><text:span text:style-name="T3">, Zugriff 12.5.2021</text:span></text:p>
      <text:p text:style-name="P26"><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23">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vo Bold" svg:font-family="'Arvo Bold', Helvetica, Arial, Lucida, sans-serif"/>
    <style:font-face style:name="Fira Sans" svg:font-family="'Fira Sans', sans-serif"/>
    <style:font-face style:name="Lato" svg:font-family="Lato, sans-serif"/>
    <style:font-face style:name="OpenSymbol" svg:font-family="OpenSymbol"/>
    <style:font-face style:name="Poppins" svg:font-family="Poppins, sans-serif"/>
    <style:font-face style:name="Roboto" svg:font-family="Roboto, 'Segoe UI', Tahoma, sans-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3T00:59:39.98</dc:date>
    <dc:creator>Jirka Dell'Oro-Friedl</dc:creator>
    <meta:editing-duration>P4DT10H54M43S</meta:editing-duration>
    <meta:editing-cycles>56</meta:editing-cycles>
    <meta:generator>OpenOffice/4.1.5$Win32 OpenOffice.org_project/415m1$Build-9789</meta:generator>
    <meta:document-statistic meta:table-count="0" meta:image-count="0" meta:object-count="0" meta:page-count="7" meta:paragraph-count="92" meta:word-count="2616" meta:character-count="20396"/>
  </office:meta>
</office:document-meta>
</file>